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1" svg:font-family="Calibri3"/>
    <style:font-face style:name="Consolas" svg:font-family="Consolas"/>
    <style:font-face style:name="F" svg:font-family="" style:font-family-generic="roman"/>
    <style:font-face style:name="Arial" svg:font-family="Arial" style:font-family-generic="swiss" style:font-pitch="variable"/>
    <style:font-face style:name="Calibri3"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45" style:family="table-column">
      <style:table-column-properties fo:break-before="auto" style:column-width="1.2618in"/>
    </style:style>
    <style:style style:name="co46"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42" style:family="table-column">
      <style:table-column-properties fo:break-before="auto" style:column-width="0.7189in"/>
    </style:style>
    <style:style style:name="co56" style:family="table-column">
      <style:table-column-properties fo:break-before="auto" style:column-width="5.0417in"/>
    </style:style>
    <style:style style:name="co70" style:family="table-column">
      <style:table-column-properties fo:break-before="auto" style:column-width="1.2728in"/>
    </style:style>
    <style:style style:name="co72" style:family="table-column">
      <style:table-column-properties fo:break-before="auto" style:column-width="0.8055in"/>
    </style:style>
    <style:style style:name="co73" style:family="table-column">
      <style:table-column-properties fo:break-before="auto" style:column-width="0.6693in"/>
    </style:style>
    <style:style style:name="co74" style:family="table-column">
      <style:table-column-properties fo:break-before="auto" style:column-width="0.7957in"/>
    </style:style>
    <style:style style:name="co75" style:family="table-column">
      <style:table-column-properties fo:break-before="auto" style:column-width="2.5965in"/>
    </style:style>
    <style:style style:name="co76" style:family="table-column">
      <style:table-column-properties fo:break-before="auto" style:column-width="1.1543in"/>
    </style:style>
    <style:style style:name="co77" style:family="table-column">
      <style:table-column-properties fo:break-before="auto" style:column-width="1.4957in"/>
    </style:style>
    <style:style style:name="co78" style:family="table-column">
      <style:table-column-properties fo:break-before="auto" style:column-width="0.9075in"/>
    </style:style>
    <style:style style:name="co79" style:family="table-column">
      <style:table-column-properties fo:break-before="auto" style:column-width="1.2047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37" style:family="table-row">
      <style:table-row-properties style:row-height="1.3264in" fo:break-before="auto" style:use-optimal-row-height="true"/>
    </style:style>
    <style:style style:name="ro58" style:family="table-row">
      <style:table-row-properties style:row-height="0.7634in" fo:break-before="auto" style:use-optimal-row-height="true"/>
    </style:style>
    <style:style style:name="ro79"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8" style:family="table-row">
      <style:table-row-properties style:row-height="0.7665in" fo:break-before="auto" style:use-optimal-row-height="true"/>
    </style:style>
    <style:style style:name="ro65" style:family="table-row">
      <style:table-row-properties style:row-height="1.5071in" fo:break-before="auto" style:use-optimal-row-height="false"/>
    </style:style>
    <style:style style:name="ro10" style:family="table-row">
      <style:table-row-properties style:row-height="1.1398in" fo:break-before="auto" style:use-optimal-row-height="true"/>
    </style:style>
    <style:style style:name="ro38" style:family="table-row">
      <style:table-row-properties style:row-height="1.5134in" fo:break-before="auto" style:use-optimal-row-height="true"/>
    </style:style>
    <style:style style:name="ro66" style:family="table-row">
      <style:table-row-properties style:row-height="1.3283in" fo:break-before="auto" style:use-optimal-row-height="true"/>
    </style:style>
    <style:style style:name="ro39" style:family="table-row">
      <style:table-row-properties style:row-height="1.8862in" fo:break-before="auto" style:use-optimal-row-height="true"/>
    </style:style>
    <style:style style:name="ro67" style:family="table-row">
      <style:table-row-properties style:row-height="1.5071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52" style:family="table-row">
      <style:table-row-properties style:row-height="0.7161in" fo:break-before="auto" style:use-optimal-row-height="false"/>
    </style:style>
    <style:style style:name="ro153" style:family="table-row">
      <style:table-row-properties style:row-height="0.848in" fo:break-before="auto" style:use-optimal-row-height="false"/>
    </style:style>
    <style:style style:name="ro154" style:family="table-row">
      <style:table-row-properties style:row-height="0.6972in" fo:break-before="auto" style:use-optimal-row-height="false"/>
    </style:style>
    <style:style style:name="ro155" style:family="table-row">
      <style:table-row-properties style:row-height="2.6327in" fo:break-before="auto" style:use-optimal-row-height="true"/>
    </style:style>
    <style:style style:name="ro156" style:family="table-row">
      <style:table-row-properties style:row-height="0.1866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10" style:family="table-cell" style:parent-style-name="Default">
      <style:text-properties style:font-name="Calibri3" fo:font-size="11pt" style:font-size-asian="11pt" style:font-size-complex="11pt"/>
    </style:style>
    <style:style style:name="ce114" style:family="table-cell" style:parent-style-name="Default">
      <style:table-cell-properties fo:wrap-option="wrap"/>
      <style:text-properties style:text-outline="false" style:text-line-through-style="none" style:font-name="Calibri3"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3"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3"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3"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3" fo:font-size="11pt" style:font-name-asian="Calibri" style:font-size-asian="11pt" style:font-name-complex="Calibri" style:font-size-complex="11pt"/>
    </style:style>
    <style:style style:name="ce111" style:family="table-cell" style:parent-style-name="Excel_20_Built-in_20_Normal" style:data-style-name="N5000">
      <style:table-cell-properties fo:background-color="#ffffff" style:vertical-align="automatic"/>
      <style:text-properties style:font-name="Calibri3"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3"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3" fo:font-size="10.5pt" style:font-size-asian="10.5pt" style:font-size-complex="10.5pt"/>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3"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3" fo:font-size="11pt" style:font-size-asian="11pt" style:font-size-complex="11pt"/>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3"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3"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3"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47" style:family="table-cell" style:parent-style-name="Default">
      <style:text-properties style:font-name="Calibri3"/>
    </style:style>
    <style:style style:name="ce75" style:family="table-cell" style:parent-style-name="Default">
      <style:table-cell-properties style:text-align-source="fix" style:repeat-content="false"/>
      <style:paragraph-properties fo:text-align="justify" fo:margin-left="0in"/>
      <style:text-properties style:font-name="Calibri3"/>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3"/>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3"/>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3"/>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3"/>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3"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3"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3"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3"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3"/>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3"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text-properties style:font-name="Calibri3"/>
    </style:style>
    <style:style style:name="ce5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2"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8" style:family="table-cell" style:parent-style-name="Default">
      <style:table-cell-properties style:text-align-source="fix" style:repeat-content="false"/>
      <style:paragraph-properties fo:text-align="end" fo:margin-left="0in"/>
    </style:style>
    <style:style style:name="ce69"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6" style:family="table-cell" style:parent-style-name="Default">
      <style:table-cell-properties style:text-align-source="fix" style:repeat-content="false"/>
      <style:paragraph-properties fo:text-align="end" fo:margin-left="0in"/>
      <style:text-properties style:font-name="Calibri3"/>
    </style:style>
    <style:style style:name="ce78" style:family="table-cell" style:parent-style-name="Default">
      <style:table-cell-properties style:text-align-source="fix" style:repeat-content="false"/>
      <style:paragraph-properties fo:text-align="end" fo:margin-left="0in"/>
      <style:text-properties style:font-name="Calibri3" fo:font-size="12pt" style:font-size-asian="12pt" style:font-size-complex="12pt"/>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8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1" style:family="table-cell" style:parent-style-name="Default" style:data-style-name="N0">
      <style:text-properties style:font-name="Calibri2" style:font-name-asian="Calibri2" style:font-name-complex="Calibri2"/>
    </style:style>
    <style:style style:name="ce8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5" style:family="table-cell" style:parent-style-name="Default" style:data-style-name="N0">
      <style:table-cell-properties fo:background-color="#cccccc"/>
    </style:style>
    <style:style style:name="ce9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9" style:family="table-cell" style:parent-style-name="Default" style:data-style-name="N0">
      <style:table-cell-properties fo:background-color="#00ffff"/>
    </style:style>
    <style:style style:name="ce100" style:family="table-cell" style:parent-style-name="Default" style:data-style-name="N0">
      <style:table-cell-properties fo:background-color="transparent"/>
    </style:style>
    <style:style style:name="ce10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1" fo:font-size="12pt" fo:font-weight="bold" style:font-name-asian="Calibri31" style:font-size-asian="12pt" style:font-weight-asian="bold" style:font-name-complex="Calibri31" style:font-size-complex="12pt" style:font-weight-complex="bold"/>
    </style:style>
    <style:style style:name="ce102" style:family="table-cell" style:parent-style-name="Excel_20_Built-in_20_Normal" style:data-style-name="N5000">
      <style:table-cell-properties fo:background-color="transparent" style:vertical-align="automatic"/>
      <style:text-properties style:font-name="Calibri3" fo:font-size="12pt" style:font-name-asian="Calibri" style:font-size-asian="12pt" style:font-name-complex="Calibri" style:font-size-complex="12pt"/>
    </style:style>
    <style:style style:name="ce103" style:family="table-cell" style:parent-style-name="Default">
      <style:text-properties style:font-name="Calibri3" fo:font-size="12pt" style:font-size-asian="12pt" style:font-size-complex="12pt"/>
    </style:style>
    <style:style style:name="ce10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1" fo:font-size="12pt" fo:font-weight="bold" style:font-name-asian="Calibri31" style:font-size-asian="12pt" style:font-weight-asian="bold" style:font-name-complex="Calibri31" style:font-size-complex="12pt" style:font-weight-complex="bold"/>
    </style:style>
    <style:style style:name="ce1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6" style:family="table-cell" style:parent-style-name="Default" style:data-style-name="N0"/>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3" fo:font-size="12pt" style:font-name-asian="Calibri" style:font-size-asian="12pt" style:font-name-complex="Calibri" style:font-size-complex="12pt"/>
    </style:style>
    <style:style style:name="ce120" style:family="table-cell" style:parent-style-name="Default">
      <style:table-cell-properties fo:background-color="#ffffff" style:text-align-source="fix" style:repeat-content="false"/>
      <style:paragraph-properties fo:text-align="center" fo:margin-left="0in"/>
      <style:text-properties style:font-name="Calibri3"/>
    </style:style>
    <style:style style:name="ce121" style:family="table-cell" style:parent-style-name="Default">
      <style:table-cell-properties style:text-align-source="fix" style:repeat-content="false"/>
      <style:paragraph-properties fo:text-align="center" fo:margin-left="0in"/>
      <style:text-properties style:font-name="Calibri3" fo:font-size="11pt" style:font-size-asian="11pt" style:font-size-complex="11pt"/>
    </style:style>
    <style:style style:name="ce1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3" style:font-name-asian="Calibri" style:font-name-complex="Calibri"/>
    </style:style>
    <style:style style:name="ce13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2"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5" style:family="table-cell" style:parent-style-name="Default">
      <style:text-properties style:text-outline="false" style:text-line-through-style="none" style:font-name="Calibri3"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3"/>
    </style:style>
    <style:style style:name="T4" style:family="text">
      <style:text-properties style:font-name="Calibri3"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3" fo:font-weight="normal" style:font-name-asian="Arial1" style:font-weight-asian="normal" style:font-name-complex="Arial1" style:font-weight-complex="normal"/>
    </style:style>
    <style:style style:name="T6" style:family="text">
      <style:text-properties style:font-name="Calibri3" fo:font-size="11pt" style:font-size-asian="11pt" style:font-size-complex="11pt"/>
    </style:style>
    <style:style style:name="T8" style:family="text">
      <style:text-properties fo:font-size="12pt"/>
    </style:style>
    <style:style style:name="T10" style:family="text">
      <style:text-properties style:font-name="Calibri3"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2" table:number-columns-repeated="2" table:default-cell-style-name="ce40"/>
        <table:table-column table:style-name="co56" table:default-cell-style-name="ce40"/>
        <table:table-column table:style-name="co42" table:default-cell-style-name="ce40"/>
        <table:table-column table:style-name="co70" table:default-cell-style-name="ce40"/>
        <table:table-column table:style-name="co42" table:default-cell-style-name="ce40"/>
        <table:table-column table:style-name="co72" table:default-cell-style-name="ce40"/>
        <table:table-column table:style-name="co73" table:default-cell-style-name="ce40"/>
        <table:table-column table:style-name="co74" table:default-cell-style-name="ce40"/>
        <table:table-column table:style-name="co42" table:number-columns-repeated="3" table:default-cell-style-name="ce40"/>
        <table:table-column table:style-name="co75" table:default-cell-style-name="ce40"/>
        <table:table-column table:style-name="co76" table:default-cell-style-name="ce40"/>
        <table:table-column table:style-name="co42" table:number-columns-repeated="2" table:default-cell-style-name="ce40"/>
        <table:table-column table:style-name="co77" table:default-cell-style-name="ce40"/>
        <table:table-column table:style-name="co78" table:default-cell-style-name="ce40"/>
        <table:table-column table:style-name="co42" table:number-columns-repeated="993" table:default-cell-style-name="ce40"/>
        <table:table-column table:style-name="co42" table:number-columns-repeated="13" table:default-cell-style-name="Default"/>
        <table:table-row table:style-name="ro1">
          <table:table-cell table:number-columns-repeated="1024"/>
        </table:table-row>
        <table:table-row table:style-name="ro150">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73" office:value-type="string">
            <text:p>01/15/2013</text:p>
          </table:table-cell>
          <table:table-cell office:value-type="string">
            <text:p>Modified </text:p>
          </table:table-cell>
          <table:table-cell table:style-name="ce80" table:formula="of:=NOW()" office:value-type="date" office:date-value="2013-05-09T15:36:01.32">
            <text:p>09/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41"/>
          <table:table-cell table:style-name="ce41" office:value-type="string">
            <text:p>Category</text:p>
          </table:table-cell>
          <table:table-cell office:value-type="string">
            <text:p>Priority</text:p>
          </table:table-cell>
          <table:table-cell table:style-name="ce51" office:value-type="string">
            <text:p>Total Test Cases</text:p>
          </table:table-cell>
          <table:table-cell table:style-name="ce62" office:value-type="string">
            <text:p>Pass</text:p>
          </table:table-cell>
          <table:table-cell table:style-name="ce62" office:value-type="string">
            <text:p>Fail</text:p>
          </table:table-cell>
          <table:table-cell table:style-name="ce62" office:value-type="string">
            <text:p>Not Run</text:p>
          </table:table-cell>
          <table:table-cell table:style-name="ce62" office:value-type="string">
            <text:p>Block</text:p>
          </table:table-cell>
          <table:table-cell table:style-name="ce62"/>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2"/>
          <table:table-cell table:style-name="ce42" office:value-type="string">
            <text:p>Analyst Login</text:p>
          </table:table-cell>
          <table:table-cell table:style-name="ce42"/>
          <table:table-cell table:style-name="ce52"/>
          <table:table-cell table:style-name="ce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Login.B2:.B156];&quot;L0&quot;)" office:value-type="float" office:value="2">
            <text:p>2</text:p>
          </table:table-cell>
          <table:table-cell table:style-name="ce64" table:formula="of:=SUMPRODUCT(([Analyst_Login.B2:.B156]=&quot;L0&quot;)*([Analyst_Login.J2:.J156]=&quot;PASS&quot;))" office:value-type="float" office:value="2">
            <text:p>2</text:p>
          </table:table-cell>
          <table:table-cell table:style-name="ce65" table:formula="of:=SUMPRODUCT(([Analyst_Login.B2:.B156]=&quot;L0&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Login.B3:.B156];&quot;L1&quot;)" office:value-type="float" office:value="8">
            <text:p>8</text:p>
          </table:table-cell>
          <table:table-cell table:style-name="ce65" table:formula="of:=SUMPRODUCT(([Analyst_Login.B2:.B156]=&quot;L1&quot;)*([Analyst_Login.J2:.J156]=&quot;PASS&quot;))" office:value-type="float" office:value="7">
            <text:p>7</text:p>
          </table:table-cell>
          <table:table-cell table:style-name="ce65" table:formula="of:=SUMPRODUCT(([Analyst_Login.B2:.B156]=&quot;L1&quot;)*([Analyst_Login.J2:.J156]=&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41" table:number-columns-repeated="2"/>
          <table:table-cell table:style-name="ce41" office:value-type="string">
            <text:p>L2</text:p>
          </table:table-cell>
          <table:table-cell table:style-name="ce54" table:formula="of:=COUNTIF([Analyst_Login.B3:.B156];&quot;L2&quot;)" office:value-type="float" office:value="6">
            <text:p>6</text:p>
          </table:table-cell>
          <table:table-cell table:style-name="ce65" table:formula="of:=SUMPRODUCT(([Analyst_Login.J2:.J156]=&quot;PASS&quot;)*([Analyst_Login.B3:.B156]=&quot;L2&quot;))" office:value-type="float" office:value="6">
            <text:p>6</text:p>
          </table:table-cell>
          <table:table-cell table:style-name="ce65" table:formula="of:=SUMPRODUCT(([Analyst_Login.B3:.B156]=&quot;L2&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Login.B3:.B156];&quot;L3&quot;)" office:value-type="float" office:value="2">
            <text:p>2</text:p>
          </table:table-cell>
          <table:table-cell table:style-name="ce65" table:formula="of:=SUMPRODUCT(([Analyst_Login.B2:.B156]=&quot;L3&quot;)*([Analyst_Login.J2:.J156]=&quot;PASS&quot;))" office:value-type="float" office:value="2">
            <text:p>2</text:p>
          </table:table-cell>
          <table:table-cell table:style-name="ce65" table:formula="of:=SUMPRODUCT(([Analyst_Login.B2:.B156]=&quot;L3&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84"/>
          <table:table-cell table:number-columns-repeated="1011"/>
        </table:table-row>
        <table:table-row table:style-name="ro150">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150">
          <table:table-cell/>
          <table:table-cell table:style-name="ce42"/>
          <table:table-cell table:style-name="ce42" office:value-type="string">
            <text:p>Analyst Header</text:p>
          </table:table-cell>
          <table:table-cell table:style-name="ce42" table:number-columns-repeated="2"/>
          <table:table-cell table:style-name="ce63" table:number-columns-repeated="4"/>
          <table:table-cell table:number-columns-repeated="2"/>
          <table:table-cell table:style-name="ce81" office:value-type="string">
            <text:p>Closed</text:p>
          </table:table-cell>
          <table:table-cell table:style-name="ce85"/>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Header.B2:.B59];&quot;L0&quot;)" office:value-type="float" office:value="2">
            <text:p>2</text:p>
          </table:table-cell>
          <table:table-cell table:style-name="ce65" table:formula="of:=SUMPRODUCT(([Analyst_Header.B2:.B151]=&quot;L0&quot;)*([Analyst_Header.J2:.J151]=&quot;PASS&quot;))" office:value-type="float" office:value="2">
            <text:p>2</text:p>
          </table:table-cell>
          <table:table-cell table:style-name="ce65" table:formula="of:=SUMPRODUCT(([Analyst_Header.B2:.B151]=&quot;L0&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91"/>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Header.B2:.B59];&quot;L1&quot;)" office:value-type="float" office:value="2">
            <text:p>2</text:p>
          </table:table-cell>
          <table:table-cell table:style-name="ce65" table:formula="of:=SUMPRODUCT(([Analyst_Header.B2:.B151]=&quot;L1&quot;)*([Analyst_Header.J2:.J151]=&quot;PASS&quot;))" office:value-type="float" office:value="2">
            <text:p>2</text:p>
          </table:table-cell>
          <table:table-cell table:style-name="ce65" table:formula="of:=SUMPRODUCT(([Analyst_Header.B2:.B151]=&quot;L1&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office:value-type="string">
            <text:p>Blocked</text:p>
          </table:table-cell>
          <table:table-cell table:style-name="ce99"/>
          <table:table-cell table:style-name="ce106" table:number-columns-repeated="4"/>
          <table:table-cell table:number-columns-repeated="1007"/>
        </table:table-row>
        <table:table-row table:style-name="ro150">
          <table:table-cell/>
          <table:table-cell table:style-name="ce41" table:number-columns-repeated="2"/>
          <table:table-cell table:style-name="ce41" office:value-type="string">
            <text:p>L2</text:p>
          </table:table-cell>
          <table:table-cell table:style-name="ce53" table:formula="of:=COUNTIF([Analyst_Header.B2:.B59];&quot;L2&quot;)" office:value-type="float" office:value="0">
            <text:p>0</text:p>
          </table:table-cell>
          <table:table-cell table:style-name="ce65" table:formula="of:=SUMPRODUCT(([Analyst_Header.B2:.B151]=&quot;L2&quot;)*([Analyst_Header.J2:.J151]=&quot;PASS&quot;))" office:value-type="float" office:value="0">
            <text:p>0</text:p>
          </table:table-cell>
          <table:table-cell table:style-name="ce65" table:formula="of:=SUMPRODUCT(([Analyst_Header.B2:.B151]=&quot;L2&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table:table-cell table:style-name="ce100"/>
          <table:table-cell table:style-name="ce106" table:number-columns-repeated="4"/>
          <table:table-cell/>
          <table:table-cell table:style-name="ce132" office:value-type="string">
            <text:p>Internet Explorer</text:p>
          </table:table-cell>
          <table:table-cell table:number-columns-repeated="1005"/>
        </table:table-row>
        <table:table-row table:style-name="ro150">
          <table:table-cell/>
          <table:table-cell table:style-name="ce41" table:number-columns-repeated="2"/>
          <table:table-cell table:style-name="ce41" office:value-type="string">
            <text:p>L3</text:p>
          </table:table-cell>
          <table:table-cell table:style-name="ce53" table:formula="of:=COUNTIF([Analyst_Header.B2:.B59];&quot;L3&quot;)" office:value-type="float" office:value="1">
            <text:p>1</text:p>
          </table:table-cell>
          <table:table-cell table:style-name="ce65" table:formula="of:=SUMPRODUCT(([Analyst_Header.B2:.B151]=&quot;L3&quot;)*([Analyst_Header.J2:.J151]=&quot;PASS&quot;))" office:value-type="float" office:value="1">
            <text:p>1</text:p>
          </table:table-cell>
          <table:table-cell table:style-name="ce65" table:formula="of:=SUMPRODUCT(([Analyst_Header.B2:.B151]=&quot;L3&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1"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3" office:value-type="string">
            <text:p>Automated</text:p>
          </table:table-cell>
          <table:table-cell table:style-name="ce133" office:value-type="string">
            <text:p>Pass</text:p>
          </table:table-cell>
          <table:table-cell table:style-name="ce133" office:value-type="string">
            <text:p>Fail</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3" table:formula="of:=COUNTA([Analyst_Login.A2:.A57])" office:value-type="float" office:value="18">
            <text:p>18</text:p>
          </table:table-cell>
          <table:table-cell table:style-name="ce53" table:formula="of:=COUNTIF([Analyst_Login.J2:.J35];&quot;PASS&quot;)" office:value-type="float" office:value="17">
            <text:p>17</text:p>
          </table:table-cell>
          <table:table-cell table:style-name="ce53" table:formula="of:=COUNTIF([Analyst_Login.J2:.J35];&quot;FAIL&quot;)" office:value-type="float" office:value="1">
            <text:p>1</text:p>
          </table:table-cell>
          <table:table-cell table:style-name="ce53" table:formula="of:=COUNTIF([Analyst_Login.H2:.H35];&quot;YES&quot;)" office:value-type="float" office:value="16">
            <text:p>16</text:p>
          </table:table-cell>
          <table:table-cell table:style-name="ce124"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Project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6">
            <text:p>6</text:p>
          </table:table-cell>
          <table:table-cell table:style-name="ce125"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Projects.B2:.B150];&quot;L0&quot;)" office:value-type="float" office:value="2">
            <text:p>2</text:p>
          </table:table-cell>
          <table:table-cell table:style-name="ce65" table:formula="of:=SUMPRODUCT(([Analyst_Projects.B2:.B151]=&quot;L0&quot;)*([Analyst_Projects.J2:.J151]=&quot;PASS&quot;))" office:value-type="float" office:value="2">
            <text:p>2</text:p>
          </table:table-cell>
          <table:table-cell table:style-name="ce65" table:formula="of:=SUMPRODUCT(([Analyst_Projects.B2:.B151]=&quot;L0&quot;)*([Analyst_Projec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26">
            <text:p>26</text:p>
          </table:table-cell>
          <table:table-cell table:style-name="ce125"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Projects.B2:.B150];&quot;L1&quot;)" office:value-type="float" office:value="15">
            <text:p>15</text:p>
          </table:table-cell>
          <table:table-cell table:style-name="ce65" table:formula="of:=SUMPRODUCT(([Analyst_Projects.B2:.B151]=&quot;L1&quot;)*([Analyst_Projects.J2:.J151]=&quot;PASS&quot;))" office:value-type="float" office:value="14">
            <text:p>14</text:p>
          </table:table-cell>
          <table:table-cell table:style-name="ce65" table:formula="of:=SUMPRODUCT(([Analyst_Projects.B2:.B151]=&quot;L1&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30">
            <text:p>30</text:p>
          </table:table-cell>
          <table:table-cell table:style-name="ce125"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Projects.B2:.B150];&quot;L2&quot;)" office:value-type="float" office:value="4">
            <text:p>4</text:p>
          </table:table-cell>
          <table:table-cell table:style-name="ce65" table:formula="of:=SUMPRODUCT(([Analyst_Projects.B2:.B151]=&quot;L2&quot;)*([Analyst_Projects.J2:.J151]=&quot;PASS&quot;))" office:value-type="float" office:value="1">
            <text:p>1</text:p>
          </table:table-cell>
          <table:table-cell table:style-name="ce65" table:formula="of:=SUMPRODUCT(([Analyst_Projects.B2:.B151]=&quot;L2&quot;)*([Analyst_Project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32">
            <text:p>32</text:p>
          </table:table-cell>
          <table:table-cell table:style-name="ce125"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Projects.B2:.B150];&quot;L3&quot;)" office:value-type="float" office:value="4">
            <text:p>4</text:p>
          </table:table-cell>
          <table:table-cell table:style-name="ce65" table:formula="of:=SUMPRODUCT(([Analyst_Projects.B2:.B151]=&quot;L3&quot;)*([Analyst_Projects.J2:.J151]=&quot;PASS&quot;))" office:value-type="float" office:value="3">
            <text:p>3</text:p>
          </table:table-cell>
          <table:table-cell table:style-name="ce65" table:formula="of:=SUMPRODUCT(([Analyst_Projects.B2:.B151]=&quot;L3&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130];&quot;YES&quot;)" office:value-type="float" office:value="130">
            <text:p>130</text:p>
          </table:table-cell>
          <table:table-cell table:style-name="ce125"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30">
            <text:p>30</text:p>
          </table:table-cell>
          <table:table-cell table:style-name="ce125"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Interview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30">
            <text:p>30</text:p>
          </table:table-cell>
          <table:table-cell table:style-name="ce125"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Interviews.B2:.B150];&quot;L0&quot;)" office:value-type="float" office:value="1">
            <text:p>1</text:p>
          </table:table-cell>
          <table:table-cell table:style-name="ce65" table:formula="of:=SUMPRODUCT(([Analyst_Interviews.B2:.B151]=&quot;L0&quot;)*([Analyst_Interviews.J2:.J151]=&quot;PASS&quot;))" office:value-type="float" office:value="1">
            <text:p>1</text:p>
          </table:table-cell>
          <table:table-cell table:style-name="ce65" table:formula="of:=SUMPRODUCT(([Analyst_Interviews.B2:.B151]=&quot;L0&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30">
            <text:p>30</text:p>
          </table:table-cell>
          <table:table-cell table:style-name="ce125"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Interviews.B2:.B150];&quot;L1&quot;)" office:value-type="float" office:value="43">
            <text:p>43</text:p>
          </table:table-cell>
          <table:table-cell table:style-name="ce65" table:formula="of:=SUMPRODUCT(([Analyst_Interviews.B2:.B151]=&quot;L1&quot;)*([Analyst_Interviews.J2:.J151]=&quot;PASS&quot;))" office:value-type="float" office:value="43">
            <text:p>43</text:p>
          </table:table-cell>
          <table:table-cell table:style-name="ce65" table:formula="of:=SUMPRODUCT(([Analyst_Interviews.B2:.B151]=&quot;L1&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4">
            <text:p>4</text:p>
          </table:table-cell>
          <table:table-cell table:style-name="ce125"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Interviews.B2:.B150];&quot;L2&quot;)" office:value-type="float" office:value="17">
            <text:p>17</text:p>
          </table:table-cell>
          <table:table-cell table:style-name="ce65" table:formula="of:=SUMPRODUCT(([Analyst_Interviews.B2:.B151]=&quot;L2&quot;)*([Analyst_Interviews.J2:.J151]=&quot;PASS&quot;))" office:value-type="float" office:value="6">
            <text:p>6</text:p>
          </table:table-cell>
          <table:table-cell table:style-name="ce65" table:formula="of:=SUMPRODUCT(([Analyst_Interviews.B2:.B151]=&quot;L2&quot;)*([Analyst_Interviews.J2:.J151]=&quot;FAIL&quot;))" office:value-type="float" office:value="11">
            <text:p>1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A([Security_Tests.H2:.H132];&quot;YES&quot;)" office:value-type="float" office:value="9">
            <text:p>9</text:p>
          </table:table-cell>
          <table:table-cell table:style-name="ce125"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Interviews.B2:.B150];&quot;L3&quot;)" office:value-type="float" office:value="3">
            <text:p>3</text:p>
          </table:table-cell>
          <table:table-cell table:style-name="ce65" table:formula="of:=SUMPRODUCT(([Analyst_Interviews.B2:.B151]=&quot;L3&quot;)*([Analyst_Interviews.J2:.J151]=&quot;PASS&quot;))" office:value-type="float" office:value="3">
            <text:p>3</text:p>
          </table:table-cell>
          <table:table-cell table:style-name="ce65" table:formula="of:=SUMPRODUCT(([Analyst_Interviews.B2:.B151]=&quot;L3&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H2:.H23];&quot;YES&quot;)" office:value-type="float" office:value="1">
            <text:p>1</text:p>
          </table:table-cell>
          <table:table-cell table:style-name="ce125"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102" office:value-type="string">
            <text:p>Defects Test cases</text:p>
          </table:table-cell>
          <table:table-cell table:style-name="ce119" table:formula="of:=COUNTA([Defects_Tests.A2:.A150])" office:value-type="float" office:value="88">
            <text:p>88</text:p>
          </table:table-cell>
          <table:table-cell table:style-name="ce119" table:formula="of:=COUNTIF([Defects_Tests.J2:.J100];&quot;PASS&quot;)" office:value-type="float" office:value="38">
            <text:p>38</text:p>
          </table:table-cell>
          <table:table-cell table:style-name="ce119" table:formula="of:=COUNTIF([Defects_Tests.J2:.J100];&quot;FAIL&quot;)" office:value-type="float" office:value="50">
            <text:p>50</text:p>
          </table:table-cell>
          <table:table-cell table:style-name="ce53" table:formula="of:=COUNTA([Defects_Tests.H2:.H134];&quot;YES&quot;)" office:value-type="float" office:value="1">
            <text:p>1</text:p>
          </table:table-cell>
          <table:table-cell table:style-name="ce130"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2"/>
          <table:table-cell table:style-name="ce42" office:value-type="string">
            <text:p>Analyst Summary</text:p>
          </table:table-cell>
          <table:table-cell table:style-name="ce42" table:number-columns-repeated="2"/>
          <table:table-cell table:style-name="ce63" table:number-columns-repeated="4"/>
          <table:table-cell table:number-columns-repeated="2"/>
          <table:table-cell table:style-name="Default"/>
          <table:table-cell table:style-name="ce103" office:value-type="string">
            <text:p>End-To-End</text:p>
          </table:table-cell>
          <table:table-cell table:style-name="ce53" table:formula="of:=COUNTA([End_To_End.A2:.A277])" office:value-type="float" office:value="13">
            <text:p>13</text:p>
          </table:table-cell>
          <table:table-cell table:style-name="ce55" table:formula="of:=COUNTIF([End_To_End.J2:.J159];&quot;PASS&quot;)" office:value-type="float" office:value="13">
            <text:p>13</text:p>
          </table:table-cell>
          <table:table-cell table:style-name="ce55" table:formula="of:=COUNTIF([End_To_End.J2:.J159];&quot;FAIL&quot;)" office:value-type="float" office:value="0">
            <text:p>0</text:p>
          </table:table-cell>
          <table:table-cell table:style-name="ce53" table:formula="of:=COUNTA([End_To_End.H2:.H135];&quot;YES&quot;)" office:value-type="float" office:value="14">
            <text:p>14</text:p>
          </table:table-cell>
          <table:table-cell table:style-name="ce55"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Summarys.B2:.B160];&quot;L0&quot;)" office:value-type="float" office:value="3">
            <text:p>3</text:p>
          </table:table-cell>
          <table:table-cell table:style-name="ce65" table:formula="of:=SUMPRODUCT(([Analyst_Summarys.B2:.B153]=&quot;L0&quot;)*([Analyst_Summarys.J2:.J153]=&quot;PASS&quot;))" office:value-type="float" office:value="3">
            <text:p>3</text:p>
          </table:table-cell>
          <table:table-cell table:style-name="ce65" table:formula="of:=SUMPRODUCT(([Analyst_Summarys.B2:.B153]=&quot;L0&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3" office:value-type="string">
            <text:p>Logs and Reports</text:p>
          </table:table-cell>
          <table:table-cell table:style-name="ce53" table:formula="of:=COUNTA([Logs_And_Reports.A2:.A278])" office:value-type="float" office:value="1">
            <text:p>1</text:p>
          </table:table-cell>
          <table:table-cell table:style-name="ce55" table:formula="of:=COUNTIF([Logs_And_Reports.J2:.J159];&quot;PASS&quot;)" office:value-type="float" office:value="0">
            <text:p>0</text:p>
          </table:table-cell>
          <table:table-cell table:style-name="ce55" table:formula="of:=COUNTIF([Logs_And_Reports.G1:.G159];&quot;FAIL&quot;)" office:value-type="float" office:value="1">
            <text:p>1</text:p>
          </table:table-cell>
          <table:table-cell table:style-name="ce53" table:formula="of:=COUNTA([Logs_And_Reports.H2:.H20];&quot;YES&quot;)" office:value-type="float" office:value="2">
            <text:p>2</text:p>
          </table:table-cell>
          <table:table-cell table:style-name="ce55"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Summarys.B2:.B160];&quot;L1&quot;)" office:value-type="float" office:value="54">
            <text:p>54</text:p>
          </table:table-cell>
          <table:table-cell table:style-name="ce65" table:formula="of:=SUMPRODUCT(([Analyst_Summarys.B2:.B153]=&quot;L1&quot;)*([Analyst_Summarys.J2:.J153]=&quot;PASS&quot;))" office:value-type="float" office:value="52">
            <text:p>52</text:p>
          </table:table-cell>
          <table:table-cell table:style-name="ce65" table:formula="of:=SUMPRODUCT(([Analyst_Summarys.B2:.B153]=&quot;L1&quot;)*([Analyst_Summarys.J2:.J15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Cross browser compatibility</text:p>
          </table:table-cell>
          <table:table-cell table:style-name="ce55" table:formula="of:=COUNTA([Cross_Browser_Compatibility.A2:.A278])" office:value-type="float" office:value="18">
            <text:p>18</text:p>
          </table:table-cell>
          <table:table-cell table:style-name="ce55" table:formula="of:=COUNTIF([Cross_Browser_Compatibility.G2:.G159];&quot;PASS&quot;)" office:value-type="float" office:value="18">
            <text:p>18</text:p>
          </table:table-cell>
          <table:table-cell table:style-name="ce55" table:formula="of:=COUNTIF([Cross_Browser_Compatibility.G2:.G159];&quot;FAIL&quot;)" office:value-type="float" office:value="0">
            <text:p>0</text:p>
          </table:table-cell>
          <table:table-cell table:style-name="ce53" table:formula="of:=COUNTA([Cross_Browser_Compatibility.H2:.H23];&quot;YES&quot;)" office:value-type="float" office:value="19">
            <text:p>19</text:p>
          </table:table-cell>
          <table:table-cell table:style-name="ce55"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Summarys.B2:.B160];&quot;L2&quot;)" office:value-type="float" office:value="4">
            <text:p>4</text:p>
          </table:table-cell>
          <table:table-cell table:style-name="ce65" table:formula="of:=SUMPRODUCT(([Analyst_Summarys.B2:.B153]=&quot;L2&quot;)*([Analyst_Summarys.J2:.J153]=&quot;PASS&quot;))" office:value-type="float" office:value="0">
            <text:p>0</text:p>
          </table:table-cell>
          <table:table-cell table:style-name="ce65" table:formula="of:=SUMPRODUCT(([Analyst_Summarys.B2:.B153]=&quot;L2&quot;)*([Analyst_Summarys.J2:.J153]=&quot;FAIL&quot;))" office:value-type="float" office:value="4">
            <text:p>4</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Backup and Recovery</text:p>
          </table:table-cell>
          <table:table-cell table:style-name="ce120" table:formula="of:=COUNTA([Backup_Recovery.A2:.A27])" office:value-type="float" office:value="2">
            <text:p>2</text:p>
          </table:table-cell>
          <table:table-cell table:style-name="ce55" table:formula="of:=COUNTIF([Backup_Recovery.I2:.I159];&quot;PASS&quot;)" office:value-type="float" office:value="0">
            <text:p>0</text:p>
          </table:table-cell>
          <table:table-cell table:style-name="ce55" table:formula="of:=COUNTIF([Backup_Recovery.G2:.G159];&quot;FAIL&quot;)" office:value-type="float" office:value="2">
            <text:p>2</text:p>
          </table:table-cell>
          <table:table-cell table:style-name="ce53" table:formula="of:=COUNTA([Backup_Recovery.H2:.H238];&quot;YES&quot;)" office:value-type="float" office:value="3">
            <text:p>3</text:p>
          </table:table-cell>
          <table:table-cell table:style-name="ce55"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Summarys.B2:.B160];&quot;L3&quot;)" office:value-type="float" office:value="5">
            <text:p>5</text:p>
          </table:table-cell>
          <table:table-cell table:style-name="ce65" table:formula="of:=SUMPRODUCT(([Analyst_Summarys.B2:.B153]=&quot;L3&quot;)*([Analyst_Summarys.J2:.J153]=&quot;PASS&quot;))" office:value-type="float" office:value="5">
            <text:p>5</text:p>
          </table:table-cell>
          <table:table-cell table:style-name="ce65" table:formula="of:=SUMPRODUCT(([Analyst_Summarys.B2:.B153]=&quot;L3&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Issue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Issues.B2:.B150];&quot;L0&quot;)" office:value-type="float" office:value="2">
            <text:p>2</text:p>
          </table:table-cell>
          <table:table-cell table:style-name="ce65" table:formula="of:=SUMPRODUCT(([Analyst_Issues.B2:.B151]=&quot;L0&quot;)*([Analyst_Issues.J2:.J151]=&quot;PASS&quot;))" office:value-type="float" office:value="2">
            <text:p>2</text:p>
          </table:table-cell>
          <table:table-cell table:style-name="ce65" table:formula="of:=SUMPRODUCT(([Analyst_Issues.B2:.B151]=&quot;L0&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Issues.B2:.B150];&quot;L1&quot;)" office:value-type="float" office:value="128">
            <text:p>128</text:p>
          </table:table-cell>
          <table:table-cell table:style-name="ce65" table:formula="of:=SUMPRODUCT(([Analyst_Issues.B2:.B151]=&quot;L1&quot;)*([Analyst_Issues.J2:.J151]=&quot;PASS&quot;))" office:value-type="float" office:value="118">
            <text:p>118</text:p>
          </table:table-cell>
          <table:table-cell table:style-name="ce65" table:formula="of:=SUMPRODUCT(([Analyst_Issues.B2:.B151]=&quot;L1&quot;)*([Analyst_Issues.J2:.J151]=&quot;FAIL&quot;))" office:value-type="float" office:value="10">
            <text:p>1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Issues.B2:.B150];&quot;L2&quot;)" office:value-type="float" office:value="10">
            <text:p>10</text:p>
          </table:table-cell>
          <table:table-cell table:style-name="ce65" table:formula="of:=SUMPRODUCT(([Analyst_Issues.B2:.B151]=&quot;L2&quot;)*([Analyst_Issues.J2:.J151]=&quot;PASS&quot;))" office:value-type="float" office:value="7">
            <text:p>7</text:p>
          </table:table-cell>
          <table:table-cell table:style-name="ce65" table:formula="of:=SUMPRODUCT(([Analyst_Issues.B2:.B151]=&quot;L2&quot;)*([Analyst_Issue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Issues.B2:.B150];&quot;L3&quot;)" office:value-type="float" office:value="4">
            <text:p>4</text:p>
          </table:table-cell>
          <table:table-cell table:style-name="ce65" table:formula="of:=SUMPRODUCT(([Analyst_Issues.B2:.B151]=&quot;L3&quot;)*([Analyst_Issues.J2:.J151]=&quot;PASS&quot;))" office:value-type="float" office:value="4">
            <text:p>4</text:p>
          </table:table-cell>
          <table:table-cell table:style-name="ce65" table:formula="of:=SUMPRODUCT(([Analyst_Issues.B2:.B151]=&quot;L3&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Flow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41" table:number-columns-repeated="2"/>
          <table:table-cell table:style-name="ce41" office:value-type="string">
            <text:p>L0</text:p>
          </table:table-cell>
          <table:table-cell table:style-name="ce53" table:formula="of:=COUNTIF([Analyst_Flows.B2:.B180];&quot;L0&quot;)" office:value-type="float" office:value="1">
            <text:p>1</text:p>
          </table:table-cell>
          <table:table-cell table:style-name="ce65" table:formula="of:=SUMPRODUCT(([Analyst_Flows.B2:.B151]=&quot;L0&quot;)*([Analyst_Flows.J2:.J151]=&quot;PASS&quot;))" office:value-type="float" office:value="1">
            <text:p>1</text:p>
          </table:table-cell>
          <table:table-cell table:style-name="ce65" table:formula="of:=SUMPRODUCT(([Analyst_Flows.B2:.B151]=&quot;L0&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Flows.B2:.B380];&quot;L1&quot;)" office:value-type="float" office:value="43">
            <text:p>43</text:p>
          </table:table-cell>
          <table:table-cell table:style-name="ce65" table:formula="of:=SUMPRODUCT(([Analyst_Flows.B2:.B151]=&quot;L1&quot;)*([Analyst_Flows.J2:.J151]=&quot;PASS&quot;))" office:value-type="float" office:value="42">
            <text:p>42</text:p>
          </table:table-cell>
          <table:table-cell table:style-name="ce65" table:formula="of:=SUMPRODUCT(([Analyst_Flows.B2:.B151]=&quot;L1&quot;)*([Analyst_Flow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style-name="ce121"/>
          <table:table-cell table:style-name="ce55" table:number-columns-repeated="3"/>
          <table:table-cell table:style-name="ce125"/>
          <table:table-cell table:number-columns-repeated="1006"/>
        </table:table-row>
        <table:table-row table:style-name="ro150">
          <table:table-cell/>
          <table:table-cell table:style-name="ce41" table:number-columns-repeated="2"/>
          <table:table-cell table:style-name="ce41" office:value-type="string">
            <text:p>L2</text:p>
          </table:table-cell>
          <table:table-cell table:style-name="ce53" table:formula="of:=COUNTIF([Analyst_Flows.B2:.B180];&quot;L2&quot;)" office:value-type="float" office:value="10">
            <text:p>10</text:p>
          </table:table-cell>
          <table:table-cell table:style-name="ce65" table:formula="of:=SUMPRODUCT(([Analyst_Flows.B2:.B151]=&quot;L2&quot;)*([Analyst_Flows.J2:.J151]=&quot;PASS&quot;))" office:value-type="float" office:value="3">
            <text:p>3</text:p>
          </table:table-cell>
          <table:table-cell table:style-name="ce65" table:formula="of:=SUMPRODUCT(([Analyst_Flows.B2:.B151]=&quot;L2&quot;)*([Analyst_Flow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ce41" office:value-type="string">
            <text:p>L3</text:p>
          </table:table-cell>
          <table:table-cell table:style-name="ce53" table:formula="of:=COUNTIF([Analyst_Flows.B2:.B180];&quot;L3&quot;)" office:value-type="float" office:value="4">
            <text:p>4</text:p>
          </table:table-cell>
          <table:table-cell table:style-name="ce65" table:formula="of:=SUMPRODUCT(([Analyst_Flows.B2:.B151]=&quot;L3&quot;)*([Analyst_Flows.J2:.J151]=&quot;PASS&quot;))" office:value-type="float" office:value="4">
            <text:p>4</text:p>
          </table:table-cell>
          <table:table-cell table:style-name="ce65" table:formula="of:=SUMPRODUCT(([Analyst_Flows.B2:.B151]=&quot;L3&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Default" table:number-columns-repeated="6"/>
          <table:table-cell table:number-columns-repeated="3"/>
          <table:table-cell table:style-name="ce41"/>
          <table:table-cell table:style-name="ce121"/>
          <table:table-cell table:style-name="ce55" table:number-columns-repeated="3"/>
          <table:table-cell table:style-name="ce125"/>
          <table:table-cell table:number-columns-repeated="1006"/>
        </table:table-row>
        <table:table-row table:style-name="ro150">
          <table:table-cell/>
          <table:table-cell table:style-name="ce42"/>
          <table:table-cell table:style-name="ce42" office:value-type="string">
            <text:p>Analyst Approaches</text:p>
          </table:table-cell>
          <table:table-cell table:style-name="ce42" table:number-columns-repeated="2"/>
          <table:table-cell table:style-name="ce63" table:number-columns-repeated="4"/>
          <table:table-cell table:number-columns-repeated="3"/>
          <table:table-cell table:style-name="Default" table:number-columns-repeated="8"/>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Approaches.B2:.B157];&quot;L0&quot;)" office:value-type="float" office:value="1">
            <text:p>1</text:p>
          </table:table-cell>
          <table:table-cell table:style-name="ce65" table:formula="of:=SUMPRODUCT(([Analyst_Approaches.B2:.B152]=&quot;L0&quot;)*([Analyst_Approaches.J2:.J152]=&quot;PASS&quot;))" office:value-type="float" office:value="1">
            <text:p>1</text:p>
          </table:table-cell>
          <table:table-cell table:style-name="ce65" table:formula="of:=SUMPRODUCT(([Analyst_Approaches.B2:.B152]=&quot;L0&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4" office:value-type="string">
            <text:p>Total</text:p>
          </table:table-cell>
          <table:table-cell table:style-name="ce122" table:formula="of:=SUM([.N16:.N47])" office:value-type="float" office:value="605">
            <text:p>605</text:p>
          </table:table-cell>
          <table:table-cell table:style-name="ce122" table:formula="of:=SUM([.O16:.O47])" office:value-type="float" office:value="484">
            <text:p>484</text:p>
          </table:table-cell>
          <table:table-cell table:style-name="ce122" table:formula="of:=SUM([.P16:.P47])" office:value-type="float" office:value="121">
            <text:p>121</text:p>
          </table:table-cell>
          <table:table-cell table:style-name="ce122" table:formula="of:=SUM([.Q16:.Q47])" office:value-type="float" office:value="383">
            <text:p>383</text:p>
          </table:table-cell>
          <table:table-cell table:style-name="ce131" table:formula="of:=SUM([.R16:.R34])" office:value-type="float" office:value="4">
            <text:p>4</text:p>
          </table:table-cell>
          <table:table-cell table:style-name="ce134" table:formula="of:=SUM([.S16:.S34])" office:value-type="float" office:value="361">
            <text:p>361</text:p>
          </table:table-cell>
          <table:table-cell table:style-name="ce134" table:formula="of:=SUM([.T16:.T34])"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Approaches.B2:.B157];&quot;L1&quot;)" office:value-type="float" office:value="44">
            <text:p>44</text:p>
          </table:table-cell>
          <table:table-cell table:style-name="ce65" table:formula="of:=SUMPRODUCT(([Analyst_Approaches.B2:.B152]=&quot;L1&quot;)*([Analyst_Approaches.J2:.J152]=&quot;PASS&quot;))" office:value-type="float" office:value="43">
            <text:p>43</text:p>
          </table:table-cell>
          <table:table-cell table:style-name="ce65" table:formula="of:=SUMPRODUCT(([Analyst_Approaches.B2:.B152]=&quot;L1&quot;)*([Analyst_Approaches.J2:.J152]=&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nalyst_Approaches.B2:.B157];&quot;L2&quot;)" office:value-type="float" office:value="11">
            <text:p>11</text:p>
          </table:table-cell>
          <table:table-cell table:style-name="ce65" table:formula="of:=SUMPRODUCT(([Analyst_Approaches.B2:.B152]=&quot;L2&quot;)*([Analyst_Approaches.J2:.J152]=&quot;PASS&quot;))" office:value-type="float" office:value="5">
            <text:p>5</text:p>
          </table:table-cell>
          <table:table-cell table:style-name="ce65" table:formula="of:=SUMPRODUCT(([Analyst_Approaches.B2:.B152]=&quot;L2&quot;)*([Analyst_Approaches.J2:.J152]=&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Approaches.B2:.B157];&quot;L3&quot;)" office:value-type="float" office:value="3">
            <text:p>3</text:p>
          </table:table-cell>
          <table:table-cell table:style-name="ce65" table:formula="of:=SUMPRODUCT(([Analyst_Approaches.B2:.B152]=&quot;L3&quot;)*([Analyst_Approaches.J2:.J152]=&quot;PASS&quot;))" office:value-type="float" office:value="3">
            <text:p>3</text:p>
          </table:table-cell>
          <table:table-cell table:style-name="ce65" table:formula="of:=SUMPRODUCT(([Analyst_Approaches.B2:.B152]=&quot;L3&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Documents</text:p>
          </table:table-cell>
          <table:table-cell table:style-name="ce42" table:number-columns-repeated="2"/>
          <table:table-cell table:style-name="ce63" table:number-columns-repeated="4"/>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0</text:p>
          </table:table-cell>
          <table:table-cell table:style-name="ce53" table:formula="of:=COUNTIF([Analyst_Documents.B2:.B303];&quot;L0&quot;)" office:value-type="float" office:value="3">
            <text:p>3</text:p>
          </table:table-cell>
          <table:table-cell table:style-name="ce65" table:formula="of:=SUMPRODUCT(([Analyst_Documents.B2:.B151]=&quot;L0&quot;)*([Analyst_Documents.J2:.J151]=&quot;PASS&quot;))" office:value-type="float" office:value="3">
            <text:p>3</text:p>
          </table:table-cell>
          <table:table-cell table:style-name="ce65" table:formula="of:=SUMPRODUCT(([Analyst_Documents.B2:.B151]=&quot;L0&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1</text:p>
          </table:table-cell>
          <table:table-cell table:style-name="ce53" table:formula="of:=COUNTIF([Analyst_Documents.B2:.B303];&quot;L1&quot;)" office:value-type="float" office:value="19">
            <text:p>19</text:p>
          </table:table-cell>
          <table:table-cell table:style-name="ce65" table:formula="of:=SUMPRODUCT(([Analyst_Documents.B2:.B151]=&quot;L1&quot;)*([Analyst_Documents.J2:.J151]=&quot;PASS&quot;))" office:value-type="float" office:value="17">
            <text:p>17</text:p>
          </table:table-cell>
          <table:table-cell table:style-name="ce65" table:formula="of:=SUMPRODUCT(([Analyst_Documents.B2:.B151]=&quot;L1&quot;)*([Analyst_Documents.J2:.J151]=&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Documents.B2:.B303];&quot;L2&quot;)" office:value-type="float" office:value="8">
            <text:p>8</text:p>
          </table:table-cell>
          <table:table-cell table:style-name="ce65" table:formula="of:=SUMPRODUCT(([Analyst_Documents.B2:.B151]=&quot;L2&quot;)*([Analyst_Documents.J2:.J151]=&quot;PASS&quot;))" office:value-type="float" office:value="1">
            <text:p>1</text:p>
          </table:table-cell>
          <table:table-cell table:style-name="ce65" table:formula="of:=SUMPRODUCT(([Analyst_Documents.B2:.B151]=&quot;L2&quot;)*([Analyst_Document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3</text:p>
          </table:table-cell>
          <table:table-cell table:style-name="ce53" table:formula="of:=COUNTIF([Analyst_Documents.B2:.B303];&quot;L3&quot;)" office:value-type="float" office:value="3">
            <text:p>3</text:p>
          </table:table-cell>
          <table:table-cell table:style-name="ce65" table:formula="of:=SUMPRODUCT(([Analyst_Documents.B2:.B151]=&quot;L3&quot;)*([Analyst_Documents.J2:.J151]=&quot;PASS&quot;))" office:value-type="float" office:value="3">
            <text:p>3</text:p>
          </table:table-cell>
          <table:table-cell table:style-name="ce65" table:formula="of:=SUMPRODUCT(([Analyst_Documents.B2:.B151]=&quot;L3&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TestData</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nalyst_TestData.B2:.B299];&quot;L0&quot;)" office:value-type="float" office:value="0">
            <text:p>0</text:p>
          </table:table-cell>
          <table:table-cell table:style-name="ce65" table:formula="of:=SUMPRODUCT(([Analyst_TestData.B8:.B157]=&quot;L0&quot;)*([Analyst_TestData.J8:.J157]=&quot;PASS&quot;))" office:value-type="float" office:value="0">
            <text:p>0</text:p>
          </table:table-cell>
          <table:table-cell table:style-name="ce65" table:formula="of:=SUMPRODUCT(([Analyst_TestData.B8:.B157]=&quot;L0&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nalyst_TestData.B2:.B299];&quot;L1&quot;)" office:value-type="float" office:value="0">
            <text:p>0</text:p>
          </table:table-cell>
          <table:table-cell table:style-name="ce65" table:formula="of:=SUMPRODUCT(([Analyst_TestData.B8:.B157]=&quot;L1&quot;)*([Analyst_TestData.J8:.J157]=&quot;PASS&quot;))" office:value-type="float" office:value="0">
            <text:p>0</text:p>
          </table:table-cell>
          <table:table-cell table:style-name="ce65" table:formula="of:=SUMPRODUCT(([Analyst_TestData.B8:.B157]=&quot;L1&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5"/>
          <table:table-cell/>
          <table:table-cell table:style-name="ce105"/>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TestData.B2:.B299];&quot;L2&quot;)" office:value-type="float" office:value="0">
            <text:p>0</text:p>
          </table:table-cell>
          <table:table-cell table:style-name="ce65" table:formula="of:=SUMPRODUCT(([Analyst_TestData.B2:.B157]=&quot;L2&quot;)*([Analyst_TestData.J2:.J157]=&quot;PASS&quot;))" office:value-type="float" office:value="0">
            <text:p>0</text:p>
          </table:table-cell>
          <table:table-cell table:style-name="ce65" table:formula="of:=SUMPRODUCT(([Analyst_TestData.B8:.B157]=&quot;L2&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TestData.B2:.B299];&quot;L3&quot;)" office:value-type="float" office:value="0">
            <text:p>0</text:p>
          </table:table-cell>
          <table:table-cell table:style-name="ce65" table:formula="of:=SUMPRODUCT(([Analyst_TestData.B2:.B157]=&quot;L3&quot;)*([Analyst_TestData.J2:.J157]=&quot;PASS&quot;))" office:value-type="float" office:value="0">
            <text:p>0</text:p>
          </table:table-cell>
          <table:table-cell table:style-name="ce65" table:formula="of:=SUMPRODUCT(([Analyst_TestData.B8:.B157]=&quot;L3&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Accessibil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ccessibility_Test.B2:.B302];&quot;L0&quot;)" office:value-type="float" office:value="0">
            <text:p>0</text:p>
          </table:table-cell>
          <table:table-cell table:style-name="ce65" table:formula="of:=SUMPRODUCT(([Accessibility_Test.B2:.B163]=&quot;L0&quot;)*([Accessibility_Test.J2:.J163]=&quot;PASS&quot;))" office:value-type="float" office:value="0">
            <text:p>0</text:p>
          </table:table-cell>
          <table:table-cell table:style-name="ce65" table:formula="of:=SUMPRODUCT(([Accessibility_Test.B2:.B163]=&quot;L0&quot;)*([Accessibility_Test.G2:.G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ccessibility_Test.B2:.B303];&quot;L1&quot;)" office:value-type="float" office:value="3">
            <text:p>3</text:p>
          </table:table-cell>
          <table:table-cell table:style-name="ce65" table:formula="of:=SUMPRODUCT(([Accessibility_Test.B2:.B363]=&quot;L1&quot;)*([Accessibility_Test.G2:.G363]=&quot;PASS&quot;))" office:value-type="float" office:value="1">
            <text:p>1</text:p>
          </table:table-cell>
          <table:table-cell table:style-name="ce65" table:formula="of:=SUMPRODUCT(([Accessibility_Test.B2:.B163]=&quot;L1&quot;)*([Accessibility_Test.G2:.G16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ccessibility_Test.B2:.B304];&quot;L2&quot;)" office:value-type="float" office:value="0">
            <text:p>0</text:p>
          </table:table-cell>
          <table:table-cell table:style-name="ce65" table:formula="of:=SUMPRODUCT(([Accessibility_Test.B2:.B163]=&quot;L2&quot;)*([Accessibility_Test.G2:.G163]=&quot;PASS&quot;))" office:value-type="float" office:value="0">
            <text:p>0</text:p>
          </table:table-cell>
          <table:table-cell table:style-name="ce65" table:formula="of:=SUMPRODUCT(([Accessibility_Test.B2:.B163]=&quot;L2&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ccessibility_Test.B2:.B305];&quot;L2&quot;)" office:value-type="float" office:value="0">
            <text:p>0</text:p>
          </table:table-cell>
          <table:table-cell table:style-name="ce65" table:formula="of:=SUMPRODUCT(([Accessibility_Test.B2:.B163]=&quot;L3&quot;)*([Accessibility_Test.G2:.G163]=&quot;PASS&quot;))" office:value-type="float" office:value="0">
            <text:p>0</text:p>
          </table:table-cell>
          <table:table-cell table:style-name="ce65" table:formula="of:=SUMPRODUCT(([Accessibility_Test.B2:.B163]=&quot;L3&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Analyst Secur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Security_Tests.B2:.B305];&quot;L0&quot;)" office:value-type="float" office:value="0">
            <text:p>0</text:p>
          </table:table-cell>
          <table:table-cell table:style-name="ce65" table:formula="of:=SUMPRODUCT(([Security_Tests.B2:.B169]=&quot;L0&quot;)*([Security_Tests.J2:.J169]=&quot;PASS&quot;))" office:value-type="float" office:value="0">
            <text:p>0</text:p>
          </table:table-cell>
          <table:table-cell table:style-name="ce65" table:formula="of:=SUMPRODUCT(([Security_Tests.B2:.B169]=&quot;L0&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Security_Tests.B2:.B305];&quot;L1&quot;)" office:value-type="float" office:value="0">
            <text:p>0</text:p>
          </table:table-cell>
          <table:table-cell table:style-name="ce65" table:formula="of:=SUMPRODUCT(([Security_Tests.B2:.B169]=&quot;L1&quot;)*([Security_Tests.G2:.G169]=&quot;PASS&quot;))" office:value-type="float" office:value="0">
            <text:p>0</text:p>
          </table:table-cell>
          <table:table-cell table:style-name="ce65" table:formula="of:=SUMPRODUCT(([Security_Tests.B2:.B169]=&quot;L1&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Security_Tests.B2:.B30];&quot;L2&quot;)" office:value-type="float" office:value="8">
            <text:p>8</text:p>
          </table:table-cell>
          <table:table-cell table:style-name="ce65" table:formula="of:=SUMPRODUCT(([Security_Tests.B2:.B169]=&quot;L2&quot;)*([Security_Tests.G2:.G169]=&quot;PASS&quot;))" office:value-type="float" office:value="2">
            <text:p>2</text:p>
          </table:table-cell>
          <table:table-cell table:style-name="ce65" table:formula="of:=SUMPRODUCT(([Security_Tests.B2:.B169]=&quot;L2&quot;)*([Security_Tests.G2:.G169]=&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Security_Tests.B2:.B305];&quot;L3&quot;)" office:value-type="float" office:value="0">
            <text:p>0</text:p>
          </table:table-cell>
          <table:table-cell table:style-name="ce65" table:formula="of:=SUMPRODUCT(([Security_Tests.B2:.B169]=&quot;L3&quot;)*([Security_Tests.J2:.J169]=&quot;PASS&quot;))" office:value-type="float" office:value="0">
            <text:p>0</text:p>
          </table:table-cell>
          <table:table-cell table:style-name="ce65" table:formula="of:=SUMPRODUCT(([Security_Tests.B2:.B169]=&quot;L3&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Defects Test</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Defects_Tests.B2:.B100];&quot;blocker&quot;)" office:value-type="float" office:value="2">
            <text:p>2</text:p>
          </table:table-cell>
          <table:table-cell table:style-name="ce65" table:formula="of:=SUMPRODUCT(([Defects_Tests.B2:.B175]=&quot;BLOCKER&quot;)*([Defects_Tests.J2:.J175]=&quot;PASS&quot;))" office:value-type="float" office:value="2">
            <text:p>2</text:p>
          </table:table-cell>
          <table:table-cell table:style-name="ce65"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Defects_Tests.B2:.B100];&quot;critical&quot;)" office:value-type="float" office:value="4">
            <text:p>4</text:p>
          </table:table-cell>
          <table:table-cell table:style-name="ce65"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Defects_Tests.B2:.B100];&quot;major&quot;)" office:value-type="float" office:value="61">
            <text:p>61</text:p>
          </table:table-cell>
          <table:table-cell table:style-name="ce65"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Defects_Tests.B2:.B100];&quot;minor&quot;)" office:value-type="float" office:value="21">
            <text:p>21</text:p>
          </table:table-cell>
          <table:table-cell table:style-name="ce65"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2"/>
          <table:table-cell table:style-name="ce42" office:value-type="string">
            <text:p>End-To-End</text:p>
          </table:table-cell>
          <table:table-cell table:style-name="ce42" table:number-columns-repeated="3"/>
          <table:table-cell table:style-name="ce42"/>
          <table:table-cell table:style-name="ce42" table:number-columns-repeated="2"/>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End_To_End.B2:.B317];&quot;L0&quot;)" office:value-type="float" office:value="4">
            <text:p>4</text:p>
          </table:table-cell>
          <table:table-cell table:style-name="ce65"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End_To_End.B2:.B318];&quot;L1&quot;)" office:value-type="float" office:value="9">
            <text:p>9</text:p>
          </table:table-cell>
          <table:table-cell table:style-name="ce65"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End_To_End.B2:.B319];&quot;L2&quot;)" office:value-type="float" office:value="0">
            <text:p>0</text:p>
          </table:table-cell>
          <table:table-cell table:style-name="ce65"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End_To_End.B2:.B320];&quot;L3&quot;)" office:value-type="float" office:value="0">
            <text:p>0</text:p>
          </table:table-cell>
          <table:table-cell table:style-name="ce65"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Logs and Reports</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Logs_And_Reports.B2:.B323];&quot;L0&quot;)" office:value-type="float" office:value="0">
            <text:p>0</text:p>
          </table:table-cell>
          <table:table-cell table:style-name="ce67" table:formula="of:=SUMPRODUCT(([Logs_And_Reports.B38:.B187]=&quot;L0&quot;)*([Logs_And_Reports.J38:.J187]=&quot;PASS&quot;))" office:value-type="float" office:value="0">
            <text:p>0</text:p>
          </table:table-cell>
          <table:table-cell table:style-name="ce68" table:formula="of:=SUMPRODUCT(([Logs_And_Reports.B38:.B187]=&quot;L0&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Logs_And_Reports.B2:.B324];&quot;L1&quot;)" office:value-type="float" office:value="1">
            <text:p>1</text:p>
          </table:table-cell>
          <table:table-cell table:style-name="ce67" table:formula="of:=SUMPRODUCT(([Logs_And_Reports.B2:.B187]=&quot;L1&quot;)*([Logs_And_Reports.G2:.G18]=&quot;PASS&quot;))" office:value-type="float" office:value="0">
            <text:p>0</text:p>
          </table:table-cell>
          <table:table-cell table:style-name="ce76" table:formula="of:=SUMPRODUCT(([Logs_And_Reports.B2:.B187]=&quot;L1&quot;)*([Logs_And_Reports.G2:.G187]=&quot;FAIL&quot;))" office:value-type="float" office:value="1">
            <text:p>1</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Logs_And_Reports.B2:.B325];&quot;L2&quot;)" office:value-type="float" office:value="0">
            <text:p>0</text:p>
          </table:table-cell>
          <table:table-cell table:style-name="ce67" table:formula="of:=SUMPRODUCT(([Logs_And_Reports.B38:.B187]=&quot;L2&quot;)*([Logs_And_Reports.J38:.J187]=&quot;PASS&quot;))" office:value-type="float" office:value="0">
            <text:p>0</text:p>
          </table:table-cell>
          <table:table-cell table:style-name="ce68" table:formula="of:=SUMPRODUCT(([Logs_And_Reports.B38:.B187]=&quot;L2&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Logs_And_Reports.B2:.B326];&quot;L3&quot;)" office:value-type="float" office:value="0">
            <text:p>0</text:p>
          </table:table-cell>
          <table:table-cell table:style-name="ce67" table:formula="of:=SUMPRODUCT(([Logs_And_Reports.B38:.B187]=&quot;L3&quot;)*([Logs_And_Reports.J38:.J187]=&quot;PASS&quot;))" office:value-type="float" office:value="0">
            <text:p>0</text:p>
          </table:table-cell>
          <table:table-cell table:style-name="ce68" table:formula="of:=SUMPRODUCT(([Logs_And_Reports.B38:.B187]=&quot;L3&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table-cell table:style-name="Default" table:number-columns-repeated="4"/>
          <table:table-cell table:style-name="ce68" table:number-columns-repeated="4"/>
          <table:table-cell table:number-columns-repeated="1015"/>
        </table:table-row>
        <table:table-row table:style-name="ro150">
          <table:table-cell/>
          <table:table-cell table:style-name="ce42"/>
          <table:table-cell table:style-name="ce42" office:value-type="string">
            <text:p>Backup &amp; Recover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Backup_Recovery.B2:.B329];&quot;L0&quot;)" office:value-type="float" office:value="0">
            <text:p>0</text:p>
          </table:table-cell>
          <table:table-cell table:style-name="ce67" table:formula="of:=SUMPRODUCT(([Backup_Recovery.B2:.B193]=&quot;L0&quot;)*([Backup_Recovery.G2:.G193]=&quot;PASS&quot;))" office:value-type="float" office:value="0">
            <text:p>0</text:p>
          </table:table-cell>
          <table:table-cell table:style-name="ce68" table:formula="of:=SUMPRODUCT(([Backup_Recovery.B2:.B193]=&quot;L0&quot;)*([Backup_Recovery.G4:.G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Backup_Recovery.B2:.B330];&quot;L1&quot;)" office:value-type="float" office:value="2">
            <text:p>2</text:p>
          </table:table-cell>
          <table:table-cell table:style-name="ce67" table:formula="of:=SUMPRODUCT(([Backup_Recovery.B2:.B193]=&quot;L1&quot;)*([Backup_Recovery.G2:.G24]=&quot;PASS&quot;))" office:value-type="float" office:value="0">
            <text:p>0</text:p>
          </table:table-cell>
          <table:table-cell table:style-name="ce78" table:formula="of:=SUMPRODUCT(([Backup_Recovery.B2:.B193]=&quot;L1&quot;)*([Backup_Recovery.G2:.G193]=&quot;FAIL&quot;))" office:value-type="float" office:value="2">
            <text:p>2</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Backup_Recovery.B2:.B331];&quot;L2&quot;)" office:value-type="float" office:value="0">
            <text:p>0</text:p>
          </table:table-cell>
          <table:table-cell table:style-name="ce67" table:formula="of:=SUMPRODUCT(([Backup_Recovery.B2:.B193]=&quot;L2&quot;)*([Backup_Recovery.G2:.G193]=&quot;PASS&quot;))" office:value-type="float" office:value="0">
            <text:p>0</text:p>
          </table:table-cell>
          <table:table-cell table:style-name="ce68" table:formula="of:=SUMPRODUCT(([Backup_Recovery.B2:.B193]=&quot;L2&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Backup_Recovery.B2:.B332];&quot;L3&quot;)" office:value-type="float" office:value="0">
            <text:p>0</text:p>
          </table:table-cell>
          <table:table-cell table:style-name="ce67" table:formula="of:=SUMPRODUCT(([Backup_Recovery.B2:.B193]=&quot;L3&quot;)*([Logs_And_Reports.G2:.G193]=&quot;PASS&quot;))" office:value-type="float" office:value="0">
            <text:p>0</text:p>
          </table:table-cell>
          <table:table-cell table:style-name="ce68" table:formula="of:=SUMPRODUCT(([Backup_Recovery.B2:.B193]=&quot;L3&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2"/>
          <table:table-cell table:style-name="ce42" office:value-type="string">
            <text:p>Cross Browser Compatibilit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Cross_Browser_Compatibility.B2:.B335];&quot;L0&quot;)" office:value-type="float" office:value="0">
            <text:p>0</text:p>
          </table:table-cell>
          <table:table-cell table:style-name="ce67" table:formula="of:=SUMPRODUCT(([Cross_Browser_Compatibility.B2:.B199]=&quot;L0&quot;)*([Cross_Browser_Compatibility.G2:.G199]=&quot;PASS&quot;))" office:value-type="float" office:value="0">
            <text:p>0</text:p>
          </table:table-cell>
          <table:table-cell table:style-name="ce68" table:formula="of:=SUMPRODUCT(([Cross_Browser_Compatibility.B2:.B199]=&quot;L0&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Cross_Browser_Compatibility.B2:.B336];&quot;L1&quot;)" office:value-type="float" office:value="0">
            <text:p>0</text:p>
          </table:table-cell>
          <table:table-cell table:style-name="ce67" table:formula="of:=SUMPRODUCT(([Cross_Browser_Compatibility.B2:.B199]=&quot;L1&quot;)*([Cross_Browser_Compatibility.G2:.G30]=&quot;PASS&quot;))" office:value-type="float" office:value="0">
            <text:p>0</text:p>
          </table:table-cell>
          <table:table-cell table:style-name="ce68" table:formula="of:=SUMPRODUCT(([Cross_Browser_Compatibility.B2:.B199]=&quot;L1&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Cross_Browser_Compatibility.B2:.B337];&quot;L2&quot;)" office:value-type="float" office:value="0">
            <text:p>0</text:p>
          </table:table-cell>
          <table:table-cell table:style-name="ce67" table:formula="of:=SUMPRODUCT(([Cross_Browser_Compatibility.B2:.B199]=&quot;L2&quot;)*([Cross_Browser_Compatibility.G2:.G199]=&quot;PASS&quot;))" office:value-type="float" office:value="0">
            <text:p>0</text:p>
          </table:table-cell>
          <table:table-cell table:style-name="ce68" table:formula="of:=SUMPRODUCT(([Cross_Browser_Compatibility.B2:.B199]=&quot;L2&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Cross_Browser_Compatibility.B2:.B338];&quot;L3&quot;)" office:value-type="float" office:value="18">
            <text:p>18</text:p>
          </table:table-cell>
          <table:table-cell table:style-name="ce67" table:formula="of:=SUMPRODUCT(([Cross_Browser_Compatibility.B2:.B199]=&quot;L3&quot;)*([Cross_Browser_Compatibility.G2:.G199]=&quot;PASS&quot;))" office:value-type="float" office:value="18">
            <text:p>18</text:p>
          </table:table-cell>
          <table:table-cell table:style-name="ce68" table:formula="of:=SUMPRODUCT(([Cross_Browser_Compatibility.B2:.B199]=&quot;L3&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5" table:formula="of:=SUM([.E6:.E105])" office:value-type="float" office:value="605">
            <text:p>605</text:p>
          </table:table-cell>
          <table:table-cell table:style-name="ce55" table:formula="of:=SUM([.F6:.F105])" office:value-type="float" office:value="484">
            <text:p>484</text:p>
          </table:table-cell>
          <table:table-cell table:style-name="ce55" table:formula="of:=SUM([.G6:.G105])" office:value-type="float" office:value="121">
            <text:p>121</text:p>
          </table:table-cell>
          <table:table-cell table:style-name="ce55" table:formula="of:=SUM([.H6:.H105])" office:value-type="float" office:value="0">
            <text:p>0</text:p>
          </table:table-cell>
          <table:table-cell table:style-name="ce5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4" office:value-type="string">
            <text:p>Total Priority Wise Test Cases</text:p>
          </table:table-cell>
          <table:table-cell table:style-name="ce58"/>
          <table:table-cell table:number-columns-repeated="1019"/>
        </table:table-row>
        <table:table-row table:style-name="ro1">
          <table:table-cell table:number-columns-repeated="3"/>
          <table:table-cell table:style-name="ce45" office:value-type="string">
            <text:p>L0</text:p>
          </table:table-cell>
          <table:table-cell table:style-name="ce59"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5" office:value-type="string">
            <text:p>L1</text:p>
          </table:table-cell>
          <table:table-cell table:style-name="ce59"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5" office:value-type="string">
            <text:p>L2</text:p>
          </table:table-cell>
          <table:table-cell table:style-name="ce59"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5" office:value-type="string">
            <text:p>L3</text:p>
          </table:table-cell>
          <table:table-cell table:style-name="ce59"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6" office:value-type="string">
            <text:p>Total</text:p>
          </table:table-cell>
          <table:table-cell table:style-name="ce58"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60" office:value-type="string">
            <text:p>Pass</text:p>
          </table:table-cell>
          <table:table-cell table:style-name="ce69" office:value-type="string">
            <text:p>Fail</text:p>
          </table:table-cell>
          <table:table-cell table:style-name="ce79"/>
          <table:table-cell table:number-columns-repeated="1017"/>
        </table:table-row>
        <table:table-row table:style-name="ro1">
          <table:table-cell table:number-columns-repeated="3"/>
          <table:table-cell table:style-name="ce49" office:value-type="string">
            <text:p>L0</text:p>
          </table:table-cell>
          <table:table-cell table:style-name="ce61"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61"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9" office:value-type="string">
            <text:p>L2</text:p>
          </table:table-cell>
          <table:table-cell table:style-name="ce61"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61"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50" office:value-type="string">
            <text:p>Total</text:p>
          </table:table-cell>
          <table:table-cell table:style-name="ce60" table:formula="of:=SUM([.E124:.E127])" office:value-type="float" office:value="484">
            <text:p>484</text:p>
          </table:table-cell>
          <table:table-cell table:style-name="ce71"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0">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79">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5">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6" table:number-rows-repeated="65513">
          <table:table-cell table:number-columns-repeated="1024"/>
        </table:table-row>
        <table:table-row table:style-name="ro156">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5" table:default-cell-style-name="ce74"/>
        <table:table-column table:style-name="co46"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5">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6">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1" svg:font-family="Calibri3"/>
    <style:font-face style:name="Consolas" svg:font-family="Consolas"/>
    <style:font-face style:name="F" svg:font-family="" style:font-family-generic="roman"/>
    <style:font-face style:name="Arial" svg:font-family="Arial" style:font-family-generic="swiss" style:font-pitch="variable"/>
    <style:font-face style:name="Calibri3"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5/09/2013</text:date>, <text:time>15:36: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9T15:36:01.20</dc:date>
    <meta:editing-cycles>1629</meta:editing-cycles>
    <meta:editing-duration>PT127H45M59S</meta:editing-duration>
    <dc:creator>abc xyz</dc:creator>
    <meta:document-statistic meta:table-count="18" meta:cell-count="5937" meta:object-count="0"/>
  </office:meta>
</office:document-meta>
</file>